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9e7" officeooo:paragraph-rsid="000ea9e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a9e7" officeooo:paragraph-rsid="000ea9e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0c7d6" officeooo:paragraph-rsid="0010c7d6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ea9e7" officeooo:paragraph-rsid="000ea9e7" style:font-weight-asian="normal" style:font-weight-complex="normal"/>
    </style:style>
    <style:style style:name="P5" style:family="paragraph" style:parent-style-name="Standard">
      <style:text-properties officeooo:paragraph-rsid="0010c7d6"/>
    </style:style>
    <style:style style:name="P6" style:family="paragraph" style:parent-style-name="Standard">
      <style:text-properties fo:font-size="10pt" style:text-underline-style="none" officeooo:rsid="0010c7d6" officeooo:paragraph-rsid="0010c7d6" style:font-size-asian="8.75pt" style:font-size-complex="10pt"/>
    </style:style>
    <style:style style:name="P7" style:family="paragraph" style:parent-style-name="Standard">
      <style:text-properties fo:font-size="10pt" style:text-underline-style="none" fo:font-weight="normal" officeooo:rsid="0010c7d6" officeooo:paragraph-rsid="0010c7d6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style:text-underline-style="none" fo:font-weight="normal" officeooo:rsid="0015bf92" officeooo:paragraph-rsid="0010c7d6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text-underline-style="none" fo:font-weight="normal" officeooo:rsid="000ea9e7" officeooo:paragraph-rsid="000ea9e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f12f9" officeooo:paragraph-rsid="000ea9e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c7d6" officeooo:paragraph-rsid="0010c7d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e166" officeooo:paragraph-rsid="0019e16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facd4" officeooo:paragraph-rsid="001facd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43d1" officeooo:paragraph-rsid="002043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27c25" officeooo:paragraph-rsid="00227c2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3cf6b" officeooo:paragraph-rsid="00227c2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4d94c" officeooo:paragraph-rsid="0024d94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3a4f" officeooo:paragraph-rsid="00273a4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eb214" officeooo:paragraph-rsid="004dec56" style:font-weight-asian="normal" style:font-weight-complex="normal"/>
    </style:style>
    <style:style style:name="P20" style:family="paragraph" style:parent-style-name="Standard">
      <style:text-properties fo:font-size="9pt" style:text-underline-style="none" fo:font-weight="normal" officeooo:rsid="0010c7d6" officeooo:paragraph-rsid="0010c7d6" style:font-size-asian="9pt" style:font-weight-asian="normal" style:font-size-complex="9pt" style:font-weight-complex="normal"/>
    </style:style>
    <style:style style:name="P21" style:family="paragraph" style:parent-style-name="Standard">
      <style:text-properties officeooo:rsid="001b6316" officeooo:paragraph-rsid="004dec56"/>
    </style:style>
    <style:style style:name="P22" style:family="paragraph" style:parent-style-name="Standard">
      <style:text-properties officeooo:rsid="001d4e33" officeooo:paragraph-rsid="004dec56"/>
    </style:style>
    <style:style style:name="P2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574e" officeooo:paragraph-rsid="0018574e" style:font-weight-asian="normal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9e166" officeooo:paragraph-rsid="0019e166" style:font-weight-asian="normal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94a41" officeooo:paragraph-rsid="00294a41" style:font-weight-asian="normal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f0cfc" officeooo:paragraph-rsid="002f0cfc" style:font-weight-asian="normal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02a46" officeooo:paragraph-rsid="00302a46" style:font-weight-asian="normal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1935e" officeooo:paragraph-rsid="0031935e" style:font-weight-asian="normal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5298" officeooo:paragraph-rsid="00365298" style:font-weight-asian="normal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e023" officeooo:paragraph-rsid="0036e023" style:font-weight-asian="normal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304e" officeooo:paragraph-rsid="0037304e" style:font-weight-asian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ea48" officeooo:paragraph-rsid="0037ea48" style:font-weight-asian="normal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81e41" officeooo:paragraph-rsid="00381e41" style:font-weight-asian="normal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9ea18" officeooo:paragraph-rsid="0039ea18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bcd9b" officeooo:paragraph-rsid="003bcd9b" style:font-weight-asian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3c95a0" style:font-weight-asian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4fba57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eecdd" officeooo:paragraph-rsid="003eecdd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f6b26" officeooo:paragraph-rsid="003f6b26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16003" officeooo:paragraph-rsid="00416003" style:font-weight-asian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2f230" style:font-weight-asian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fba57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4ee5f" officeooo:paragraph-rsid="0044ee5f" style:font-weight-asian="normal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6a953" style:font-weight-asian="normal" style:font-weight-complex="normal"/>
    </style:style>
    <style:style style:name="P4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b708e" style:font-weight-asian="normal" style:font-weight-complex="normal"/>
    </style:style>
    <style:style style:name="P4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7ec4b" officeooo:paragraph-rsid="0047ec4b" style:font-weight-asian="normal" style:font-weight-complex="normal"/>
    </style:style>
    <style:style style:name="P4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9dd98" officeooo:paragraph-rsid="0049dd98" style:font-weight-asian="normal" style:font-weight-complex="normal"/>
    </style:style>
    <style:style style:name="P4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457c" officeooo:paragraph-rsid="004a457c" style:font-weight-asian="normal" style:font-weight-complex="normal"/>
    </style:style>
    <style:style style:name="P5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5630" officeooo:paragraph-rsid="004a5630" style:font-weight-asian="normal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b708e" officeooo:paragraph-rsid="004b708e" style:font-weight-asian="normal" style:font-weight-complex="normal"/>
    </style:style>
    <style:style style:name="P5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6794e" officeooo:paragraph-rsid="004dec56" style:font-weight-asian="normal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eb214" officeooo:paragraph-rsid="004dec56" style:font-weight-asian="normal" style:font-weight-complex="normal"/>
    </style:style>
    <style:style style:name="P5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5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3282" officeooo:paragraph-rsid="004dec56" style:font-weight-asian="normal" style:font-weight-complex="normal"/>
    </style:style>
    <style:style style:name="P5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6316" officeooo:paragraph-rsid="004dec56" style:font-weight-asian="normal" style:font-weight-complex="normal"/>
    </style:style>
    <style:style style:name="P5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9d8f" officeooo:paragraph-rsid="004dec56" style:font-weight-asian="normal" style:font-weight-complex="normal"/>
    </style:style>
    <style:style style:name="P58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7e9a" officeooo:paragraph-rsid="004dec56" style:font-weight-asian="normal" style:font-weight-complex="normal"/>
    </style:style>
    <style:style style:name="P5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d7e9a" officeooo:paragraph-rsid="004dec56" style:font-weight-asian="normal" style:font-weight-complex="normal"/>
    </style:style>
    <style:style style:name="P60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ed17" officeooo:paragraph-rsid="004dec56" style:font-weight-asian="normal" style:font-weight-complex="normal"/>
    </style:style>
    <style:style style:name="P61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e6954" officeooo:paragraph-rsid="004dec56" style:font-weight-asian="normal" style:font-weight-complex="normal"/>
    </style:style>
    <style:style style:name="P62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fb0b6" officeooo:paragraph-rsid="004dec56" style:font-weight-asian="normal" style:font-weight-complex="normal"/>
    </style:style>
    <style:style style:name="P6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01271" officeooo:paragraph-rsid="004dec56" style:font-weight-asian="normal" style:font-weight-complex="normal"/>
    </style:style>
    <style:style style:name="P6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1036e" officeooo:paragraph-rsid="004dec56" style:font-weight-asian="normal" style:font-weight-complex="normal"/>
    </style:style>
    <style:style style:name="P6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26d2d" officeooo:paragraph-rsid="004dec56" style:font-weight-asian="normal" style:font-weight-complex="normal"/>
    </style:style>
    <style:style style:name="P6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12dd" officeooo:paragraph-rsid="004dec56" style:font-weight-asian="normal" style:font-weight-complex="normal"/>
    </style:style>
    <style:style style:name="P6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54b60" officeooo:paragraph-rsid="004dec56" style:font-weight-asian="normal" style:font-weight-complex="normal"/>
    </style:style>
    <style:style style:name="P6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a8748" officeooo:paragraph-rsid="004dec56" style:font-weight-asian="normal" style:font-weight-complex="normal"/>
    </style:style>
    <style:style style:name="P6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21015" officeooo:paragraph-rsid="004dec56" style:font-weight-asian="normal" style:font-weight-complex="normal"/>
    </style:style>
    <style:style style:name="P7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fba57" officeooo:paragraph-rsid="004fba57" style:font-weight-asian="normal" style:font-weight-complex="normal"/>
    </style:style>
    <style:style style:name="P7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12cad" officeooo:paragraph-rsid="00512cad" style:font-weight-asian="normal" style:font-weight-complex="normal"/>
    </style:style>
    <style:style style:name="P7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73c2a" officeooo:paragraph-rsid="00573c2a" style:font-weight-asian="normal" style:font-weight-complex="normal"/>
    </style:style>
    <style:style style:name="P7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0f3d" officeooo:paragraph-rsid="00590f3d" style:font-weight-asian="normal" style:font-weight-complex="normal"/>
    </style:style>
    <style:style style:name="P7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c09c" officeooo:paragraph-rsid="005a2476" style:font-weight-asian="normal" style:font-weight-complex="normal"/>
    </style:style>
    <style:style style:name="P7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d4ae" officeooo:paragraph-rsid="005ad4ae" style:font-weight-asian="normal" style:font-weight-complex="normal"/>
    </style:style>
    <style:style style:name="P7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d6ffe" officeooo:paragraph-rsid="005d6ffe" style:font-weight-asian="normal" style:font-weight-complex="normal"/>
    </style:style>
    <style:style style:name="P7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ed37e" officeooo:paragraph-rsid="005ed37e" style:font-weight-asian="normal" style:font-weight-complex="normal"/>
    </style:style>
    <style:style style:name="P7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0a228" officeooo:paragraph-rsid="0060a228" style:font-weight-asian="normal" style:font-weight-complex="normal"/>
    </style:style>
    <style:style style:name="P7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4bee" officeooo:paragraph-rsid="00624bee" style:font-weight-asian="normal" style:font-weight-complex="normal"/>
    </style:style>
    <style:style style:name="P8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aaa4" officeooo:paragraph-rsid="0062aaa4" style:font-weight-asian="normal" style:font-weight-complex="normal"/>
    </style:style>
    <style:style style:name="P8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3845f" officeooo:paragraph-rsid="0063845f" style:font-weight-asian="normal" style:font-weight-complex="normal"/>
    </style:style>
    <style:style style:name="P8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56c91" officeooo:paragraph-rsid="00656c91" style:font-weight-asian="normal" style:font-weight-complex="normal"/>
    </style:style>
    <style:style style:name="P8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73eb5" officeooo:paragraph-rsid="00673eb5" style:font-weight-asian="normal" style:font-weight-complex="normal"/>
    </style:style>
    <style:style style:name="P8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1e9a" officeooo:paragraph-rsid="006b1e9a" style:font-weight-asian="normal" style:font-weight-complex="normal"/>
    </style:style>
    <style:style style:name="P8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4eb9" officeooo:paragraph-rsid="006b4eb9" style:font-weight-asian="normal" style:font-weight-complex="normal"/>
    </style:style>
    <style:style style:name="P86" style:family="paragraph" style:parent-style-name="Standard">
      <style:paragraph-properties fo:margin-top="0in" fo:margin-bottom="0in" loext:contextual-spacing="false"/>
      <style:text-properties style:text-underline-style="none" fo:font-weight="bold" officeooo:rsid="0023cf6b" officeooo:paragraph-rsid="0023cf6b" style:font-weight-asian="bold" style:font-weight-complex="bold"/>
    </style:style>
    <style:style style:name="P87" style:family="paragraph" style:parent-style-name="Standard">
      <style:paragraph-properties fo:margin-top="0in" fo:margin-bottom="0in" loext:contextual-spacing="false"/>
      <style:text-properties style:text-underline-style="none" fo:font-weight="bold" officeooo:rsid="004fba57" officeooo:paragraph-rsid="004fba57" style:font-weight-asian="bold" style:font-weight-complex="bold"/>
    </style:style>
    <style:style style:name="P88" style:family="paragraph" style:parent-style-name="Standard">
      <style:paragraph-properties fo:margin-top="0in" fo:margin-bottom="0in" loext:contextual-spacing="false"/>
      <style:text-properties style:text-underline-style="none" fo:font-weight="bold" officeooo:rsid="0039ea18" officeooo:paragraph-rsid="0039ea18" style:font-weight-asian="bold" style:font-weight-complex="bold"/>
    </style:style>
    <style:style style:name="P89" style:family="paragraph" style:parent-style-name="Standard">
      <style:paragraph-properties fo:margin-top="0in" fo:margin-bottom="0in" loext:contextual-spacing="false"/>
      <style:text-properties style:text-underline-style="none" fo:font-weight="bold" officeooo:rsid="0037ea48" officeooo:paragraph-rsid="0037ea48" style:font-weight-asian="bold" style:font-weight-complex="bold"/>
    </style:style>
    <style:style style:name="P90" style:family="paragraph" style:parent-style-name="Standard">
      <style:paragraph-properties fo:margin-top="0in" fo:margin-bottom="0in" loext:contextual-spacing="false"/>
      <style:text-properties style:text-underline-style="none" fo:font-weight="bold" officeooo:rsid="003eecdd" officeooo:paragraph-rsid="003eecdd" style:font-weight-asian="bold" style:font-weight-complex="bold"/>
    </style:style>
    <style:style style:name="P91" style:family="paragraph" style:parent-style-name="Standard">
      <style:paragraph-properties fo:margin-top="0in" fo:margin-bottom="0in" loext:contextual-spacing="false"/>
      <style:text-properties style:text-underline-style="none" fo:font-weight="bold" officeooo:rsid="00416003" officeooo:paragraph-rsid="00416003" style:font-weight-asian="bold" style:font-weight-complex="bold"/>
    </style:style>
    <style:style style:name="P92" style:family="paragraph" style:parent-style-name="Standard">
      <style:paragraph-properties fo:margin-top="0in" fo:margin-bottom="0in" loext:contextual-spacing="false"/>
      <style:text-properties style:text-underline-style="none" fo:font-weight="bold" officeooo:rsid="0046a953" officeooo:paragraph-rsid="0046a953" style:font-weight-asian="bold" style:font-weight-complex="bold"/>
    </style:style>
    <style:style style:name="P93" style:family="paragraph" style:parent-style-name="Standard">
      <style:paragraph-properties fo:margin-top="0in" fo:margin-bottom="0in" loext:contextual-spacing="false"/>
      <style:text-properties style:text-underline-style="none" fo:font-weight="bold" officeooo:rsid="0047ec4b" officeooo:paragraph-rsid="0047ec4b" style:font-weight-asian="bold" style:font-weight-complex="bold"/>
    </style:style>
    <style:style style:name="P94" style:family="paragraph" style:parent-style-name="Standard">
      <style:paragraph-properties fo:margin-top="0in" fo:margin-bottom="0in" loext:contextual-spacing="false"/>
      <style:text-properties style:text-underline-style="none" fo:font-weight="bold" officeooo:rsid="004b708e" officeooo:paragraph-rsid="004b708e" style:font-weight-asian="bold" style:font-weight-complex="bold"/>
    </style:style>
    <style:style style:name="P95" style:family="paragraph" style:parent-style-name="Standard">
      <style:paragraph-properties fo:margin-top="0in" fo:margin-bottom="0in" loext:contextual-spacing="false"/>
      <style:text-properties style:text-underline-style="none" fo:font-weight="bold" officeooo:rsid="00512cad" officeooo:paragraph-rsid="00512cad" style:font-weight-asian="bold" style:font-weight-complex="bold"/>
    </style:style>
    <style:style style:name="P96" style:family="paragraph" style:parent-style-name="Standard">
      <style:paragraph-properties fo:margin-top="0in" fo:margin-bottom="0in" loext:contextual-spacing="false"/>
      <style:text-properties style:text-underline-style="none" fo:font-weight="bold" officeooo:rsid="004d396f" officeooo:paragraph-rsid="004b708e" style:font-weight-asian="bold" style:font-weight-complex="bold"/>
    </style:style>
    <style:style style:name="P97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d4ae" officeooo:paragraph-rsid="005ad4ae" style:font-weight-asian="bold" style:font-weight-complex="bold"/>
    </style:style>
    <style:style style:name="P98" style:family="paragraph" style:parent-style-name="Standard">
      <style:paragraph-properties fo:margin-top="0in" fo:margin-bottom="0in" loext:contextual-spacing="false"/>
      <style:text-properties style:text-underline-style="none" fo:font-weight="bold" officeooo:rsid="005d6ffe" officeooo:paragraph-rsid="005d6ffe" style:font-weight-asian="bold" style:font-weight-complex="bold"/>
    </style:style>
    <style:style style:name="P99" style:family="paragraph" style:parent-style-name="Standard">
      <style:paragraph-properties fo:margin-top="0in" fo:margin-bottom="0in" loext:contextual-spacing="false"/>
      <style:text-properties style:text-underline-style="none" fo:font-weight="bold" officeooo:rsid="005ed37e" officeooo:paragraph-rsid="005ed37e" style:font-weight-asian="bold" style:font-weight-complex="bold"/>
    </style:style>
    <style:style style:name="P100" style:family="paragraph" style:parent-style-name="Standard">
      <style:paragraph-properties fo:margin-top="0in" fo:margin-bottom="0in" loext:contextual-spacing="false"/>
      <style:text-properties style:text-underline-style="none" fo:font-weight="bold" officeooo:rsid="0062aaa4" officeooo:paragraph-rsid="0062aaa4" style:font-weight-asian="bold" style:font-weight-complex="bold"/>
    </style:style>
    <style:style style:name="P101" style:family="paragraph" style:parent-style-name="Standard">
      <style:paragraph-properties fo:margin-top="0in" fo:margin-bottom="0in" loext:contextual-spacing="false"/>
      <style:text-properties style:text-underline-style="none" fo:font-weight="bold" officeooo:rsid="0063845f" officeooo:paragraph-rsid="0063845f" style:font-weight-asian="bold" style:font-weight-complex="bold"/>
    </style:style>
    <style:style style:name="P10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18574e" officeooo:paragraph-rsid="0018574e" style:font-weight-asian="bold" style:font-weight-complex="bold"/>
    </style:style>
    <style:style style:name="P10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294a41" style:font-weight-asian="bold" style:font-weight-complex="bold"/>
    </style:style>
    <style:style style:name="P104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4dec56" style:font-weight-asian="bold" style:font-weight-complex="bold"/>
    </style:style>
    <style:style style:name="P105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f0cfc" officeooo:paragraph-rsid="00294a41" style:font-weight-asian="bold" style:font-weight-complex="bold"/>
    </style:style>
    <style:style style:name="P106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1935e" officeooo:paragraph-rsid="0031935e" style:font-weight-asian="bold" style:font-weight-complex="bold"/>
    </style:style>
    <style:style style:name="P107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573c2a" style:font-weight-asian="bold" style:font-weight-complex="bold"/>
    </style:style>
    <style:style style:name="P108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7304e" officeooo:paragraph-rsid="0037304e" style:font-weight-asian="bold" style:font-weight-complex="bold"/>
    </style:style>
    <style:style style:name="P109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d6ffe" officeooo:paragraph-rsid="005d6ffe" style:font-weight-asian="bold" style:font-weight-complex="bold"/>
    </style:style>
    <style:style style:name="P110" style:family="paragraph" style:parent-style-name="Standard">
      <style:paragraph-properties fo:margin-top="0in" fo:margin-bottom="0in" loext:contextual-spacing="false"/>
      <style:text-properties fo:font-variant="normal" fo:text-transform="none" fo:color="#242729" style:font-name="Consolas" fo:font-size="12pt" fo:letter-spacing="normal" fo:font-style="normal" style:text-underline-style="none" fo:font-weight="bold" officeooo:rsid="0046a953" officeooo:paragraph-rsid="0046a953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top="0in" fo:margin-bottom="0in" loext:contextual-spacing="false"/>
      <style:text-properties fo:font-variant="normal" fo:text-transform="none" fo:color="#586069" style:font-name="SFMono-Regular" fo:font-size="7pt" fo:letter-spacing="normal" fo:font-style="normal" style:text-underline-style="none" fo:font-weight="normal" officeooo:rsid="00183282" officeooo:paragraph-rsid="004dec56" style:font-weight-asian="normal" style:font-weight-complex="normal"/>
    </style:style>
    <style:style style:name="P112" style:family="paragraph" style:parent-style-name="Standard">
      <style:paragraph-properties fo:margin-top="0in" fo:margin-bottom="0in" loext:contextual-spacing="false"/>
      <style:text-properties fo:font-weight="bold" officeooo:paragraph-rsid="0044ee5f" style:font-weight-asian="bold" style:font-weight-complex="bold"/>
    </style:style>
    <style:style style:name="P113" style:family="paragraph" style:parent-style-name="Standard">
      <style:paragraph-properties fo:margin-top="0in" fo:margin-bottom="0in" loext:contextual-spacing="false"/>
      <style:text-properties fo:font-style="normal" style:text-underline-style="none" fo:font-weight="bold" officeooo:rsid="0037ea48" officeooo:paragraph-rsid="0037ea48" style:font-style-asian="normal" style:font-weight-asian="bold" style:font-style-complex="normal" style:font-weight-complex="bold"/>
    </style:style>
    <style:style style:name="P114" style:family="paragraph" style:parent-style-name="Standard">
      <style:paragraph-properties fo:margin-top="0in" fo:margin-bottom="0in" loext:contextual-spacing="false"/>
      <style:text-properties officeooo:paragraph-rsid="00577736"/>
    </style:style>
    <style:style style:name="P115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381e41" officeooo:paragraph-rsid="003cbcf9" style:font-weight-asian="normal" style:font-weight-complex="normal"/>
    </style:style>
    <style:style style:name="P116" style:family="paragraph" style:parent-style-name="Text_20_body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fo:font-variant="normal" fo:text-transform="none" fo:color="#252525" style:font-name="sans-serif" fo:font-size="7pt" fo:letter-spacing="normal" fo:font-style="normal" style:text-underline-style="none" fo:font-weight="normal" officeooo:rsid="001ded17" officeooo:paragraph-rsid="004dec56" style:font-weight-asian="normal" style:font-weight-complex="normal"/>
    </style:style>
    <style:style style:name="P117" style:family="paragraph" style:parent-style-name="Preformatted_20_Text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118" style:family="paragraph" style:parent-style-name="Preformatted_20_Text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6b4eb9" style:font-weight-asian="normal" style:font-weight-complex="normal"/>
    </style:style>
    <style:style style:name="P119" style:family="paragraph" style:parent-style-name="Text_20_body">
      <style:text-properties style:text-underline-style="none" fo:font-weight="normal" officeooo:rsid="000ea9e7" officeooo:paragraph-rsid="000ea9e7" style:font-weight-asian="normal" style:font-weight-complex="normal"/>
    </style:style>
    <style:style style:name="P120" style:family="paragraph" style:parent-style-name="Text_20_body">
      <style:text-properties officeooo:rsid="003044b3" officeooo:paragraph-rsid="003cbcf9"/>
    </style:style>
    <style:style style:name="P121" style:family="paragraph" style:parent-style-name="Text_20_body">
      <style:text-properties officeooo:paragraph-rsid="00577736"/>
    </style:style>
    <style:style style:name="P122" style:family="paragraph" style:parent-style-name="Text_20_body">
      <style:text-properties officeooo:paragraph-rsid="0057ab33"/>
    </style:style>
    <style:style style:name="P123" style:family="paragraph" style:parent-style-name="Text_20_body">
      <style:text-properties officeooo:rsid="0057ab33" officeooo:paragraph-rsid="0057ab33"/>
    </style:style>
    <style:style style:name="P12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57ab33" officeooo:paragraph-rsid="0057ab33" style:font-size-asian="12pt" style:font-size-complex="12pt"/>
    </style:style>
    <style:style style:name="P125" style:family="paragraph" style:parent-style-name="Text_20_body">
      <style:text-properties fo:font-variant="normal" fo:text-transform="none" fo:color="#333333" style:font-name="andale mono" fo:font-size="9.55000019073486pt" fo:letter-spacing="normal" fo:font-style="normal" fo:font-weight="normal" officeooo:rsid="0057ab33" officeooo:paragraph-rsid="0057ab33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4dec56"/>
    </style:style>
    <style:style style:name="P1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2476" officeooo:paragraph-rsid="005a2476" style:font-weight-asian="normal" style:font-weight-complex="normal"/>
    </style:style>
    <style:style style:name="P128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23cf6b" officeooo:paragraph-rsid="002cdc72" style:font-weight-asian="normal" style:font-weight-complex="normal"/>
    </style:style>
    <style:style style:name="P129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23cf6b" officeooo:paragraph-rsid="0023cf6b" style:font-weight-asian="normal" style:font-weight-complex="normal"/>
    </style:style>
    <style:style style:name="P130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6cdf21" officeooo:paragraph-rsid="006cdf21" style:font-weight-asian="normal" style:font-weight-complex="normal"/>
    </style:style>
    <style:style style:name="P1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32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e397c" officeooo:paragraph-rsid="006e397c" style:font-weight-asian="normal" style:font-weight-complex="normal"/>
    </style:style>
    <style:style style:name="P1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0051b" officeooo:paragraph-rsid="0070051b" style:font-weight-asian="normal" style:font-weight-complex="normal"/>
    </style:style>
    <style:style style:name="P1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18e35" officeooo:paragraph-rsid="00718e35" style:font-weight-asian="normal" style:font-weight-complex="normal"/>
    </style:style>
    <style:style style:name="P1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231a8" style:font-weight-asian="normal" style:font-weight-complex="normal"/>
    </style:style>
    <style:style style:name="P1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3227d" style:font-weight-asian="normal" style:font-weight-complex="normal"/>
    </style:style>
    <style:style style:name="P1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227d" officeooo:paragraph-rsid="0073227d" style:font-weight-asian="normal" style:font-weight-complex="normal"/>
    </style:style>
    <style:style style:name="P1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c9f3" officeooo:paragraph-rsid="0073c9f3" style:font-weight-asian="normal" style:font-weight-complex="normal"/>
    </style:style>
    <style:style style:name="P1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4ede5" officeooo:paragraph-rsid="0074ede5" style:font-weight-asian="normal" style:font-weight-complex="normal"/>
    </style:style>
    <style:style style:name="P1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6b7ed" officeooo:paragraph-rsid="0076b7ed" style:font-weight-asian="normal" style:font-weight-complex="normal"/>
    </style:style>
    <style:style style:name="P1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8adee" officeooo:paragraph-rsid="0078adee" style:font-weight-asian="normal" style:font-weight-complex="normal"/>
    </style:style>
    <style:style style:name="P1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9cbb0" officeooo:paragraph-rsid="0079cbb0" style:font-weight-asian="normal" style:font-weight-complex="normal"/>
    </style:style>
    <style:style style:name="P14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a1172" officeooo:paragraph-rsid="007a1172" style:font-weight-asian="normal" style:font-weight-complex="normal"/>
    </style:style>
    <style:style style:name="P14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a1172" officeooo:paragraph-rsid="007b13db" style:font-weight-asian="normal" style:font-weight-complex="normal"/>
    </style:style>
    <style:style style:name="P14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b13db" officeooo:paragraph-rsid="007b13db" style:font-weight-asian="normal" style:font-weight-complex="normal"/>
    </style:style>
    <style:style style:name="P147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2476" officeooo:paragraph-rsid="005a2476" style:font-weight-asian="bold" style:font-weight-complex="bold"/>
    </style:style>
    <style:style style:name="P148" style:family="paragraph" style:parent-style-name="Standard">
      <style:paragraph-properties fo:margin-top="0in" fo:margin-bottom="0in" loext:contextual-spacing="false"/>
      <style:text-properties style:text-underline-style="none" fo:font-weight="bold" officeooo:rsid="007231a8" officeooo:paragraph-rsid="0073227d" style:font-weight-asian="bold" style:font-weight-complex="bold"/>
    </style:style>
    <style:style style:name="P149" style:family="paragraph" style:parent-style-name="Standard">
      <style:paragraph-properties fo:margin-top="0in" fo:margin-bottom="0in" loext:contextual-spacing="false"/>
      <style:text-properties style:text-underline-style="none" fo:font-weight="bold" officeooo:rsid="0073227d" officeooo:paragraph-rsid="0073227d" style:font-weight-asian="bold" style:font-weight-complex="bold"/>
    </style:style>
    <style:style style:name="P150" style:family="paragraph" style:parent-style-name="Standard">
      <style:paragraph-properties fo:margin-top="0in" fo:margin-bottom="0in" loext:contextual-spacing="false"/>
      <style:text-properties style:text-underline-style="none" fo:font-weight="bold" officeooo:rsid="0079cbb0" officeooo:paragraph-rsid="0079cbb0" style:font-weight-asian="bold" style:font-weight-complex="bold"/>
    </style:style>
    <style:style style:name="P151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70051b" style:font-weight-asian="bold" style:font-weight-complex="bold"/>
    </style:style>
    <style:style style:name="P152" style:family="paragraph" style:parent-style-name="Text_20_body" style:list-style-name="L2"/>
    <style:style style:name="P153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52525" style:font-name="sans-serif" fo:font-size="7pt" fo:letter-spacing="normal" fo:font-style="normal" fo:font-weight="normal" officeooo:paragraph-rsid="004dec56"/>
    </style:style>
    <style:style style:name="P154" style:family="paragraph" style:parent-style-name="Text_20_body" style:list-style-name="L2">
      <style:paragraph-properties fo:margin-top="0in" fo:margin-bottom="0in" loext:contextual-spacing="false"/>
    </style:style>
    <style:style style:name="P155" style:family="paragraph" style:parent-style-name="Preformatted_20_Text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6b4eb9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f12f9" style:font-weight-asian="normal" style:font-weight-complex="normal"/>
    </style:style>
    <style:style style:name="T3" style:family="text">
      <style:text-properties style:text-underline-style="none" fo:font-weight="normal" officeooo:rsid="00577736" style:font-weight-asian="normal" style:font-weight-complex="normal"/>
    </style:style>
    <style:style style:name="T4" style:family="text">
      <style:text-properties style:text-underline-style="none" fo:font-weight="normal" officeooo:rsid="0057ab33" style:font-weight-asian="normal" style:font-weight-complex="normal"/>
    </style:style>
    <style:style style:name="T5" style:family="text">
      <style:text-properties style:text-underline-style="none" officeooo:rsid="0044ee5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12f9" style:font-weight-asian="normal" style:font-weight-complex="normal"/>
    </style:style>
    <style:style style:name="T8" style:family="text">
      <style:text-properties fo:font-weight="normal" officeooo:rsid="0013d9e9" style:font-weight-asian="normal" style:font-weight-complex="normal"/>
    </style:style>
    <style:style style:name="T9" style:family="text">
      <style:text-properties fo:font-weight="normal" officeooo:rsid="0015bf92" style:font-weight-asian="normal" style:font-weight-complex="normal"/>
    </style:style>
    <style:style style:name="T10" style:family="text">
      <style:text-properties fo:font-weight="normal" officeooo:rsid="0015caf0" style:font-weight-asian="normal" style:font-weight-complex="normal"/>
    </style:style>
    <style:style style:name="T11" style:family="text">
      <style:text-properties fo:font-weight="normal" officeooo:rsid="00173bf4" style:font-weight-asian="normal" style:font-weight-complex="normal"/>
    </style:style>
    <style:style style:name="T12" style:family="text">
      <style:text-properties fo:font-size="9pt" style:text-underline-style="none" fo:font-weight="normal" officeooo:rsid="0010c7d6" style:font-size-asian="9pt" style:font-weight-asian="normal" style:font-size-complex="9pt" style:font-weight-complex="normal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text-position="super 58%"/>
    </style:style>
    <style:style style:name="T15" style:family="text">
      <style:text-properties officeooo:rsid="001bb0cc"/>
    </style:style>
    <style:style style:name="T16" style:family="text">
      <style:text-properties officeooo:rsid="001eb11e"/>
    </style:style>
    <style:style style:name="T17" style:family="text">
      <style:text-properties officeooo:rsid="001facd4"/>
    </style:style>
    <style:style style:name="T18" style:family="text">
      <style:text-properties officeooo:rsid="0020eb07"/>
    </style:style>
    <style:style style:name="T19" style:family="text">
      <style:text-properties officeooo:rsid="0025e2d7"/>
    </style:style>
    <style:style style:name="T20" style:family="text">
      <style:text-properties officeooo:rsid="002b2b00"/>
    </style:style>
    <style:style style:name="T21" style:family="text">
      <style:text-properties officeooo:rsid="002d50f4"/>
    </style:style>
    <style:style style:name="T22" style:family="text">
      <style:text-properties officeooo:rsid="00332d29"/>
    </style:style>
    <style:style style:name="T23" style:family="text">
      <style:text-properties officeooo:rsid="00365298"/>
    </style:style>
    <style:style style:name="T24" style:family="text">
      <style:text-properties officeooo:rsid="0034b602"/>
    </style:style>
    <style:style style:name="T25" style:family="text">
      <style:text-properties officeooo:rsid="00366ee9"/>
    </style:style>
    <style:style style:name="T26" style:family="text">
      <style:text-properties officeooo:rsid="0037ea48"/>
    </style:style>
    <style:style style:name="T27" style:family="text">
      <style:text-properties officeooo:rsid="0039ea18"/>
    </style:style>
    <style:style style:name="T28" style:family="text">
      <style:text-properties officeooo:rsid="003044b3"/>
    </style:style>
    <style:style style:name="T29" style:family="text">
      <style:text-properties officeooo:rsid="003d8bba"/>
    </style:style>
    <style:style style:name="T30" style:family="text">
      <style:text-properties officeooo:rsid="0044ee5f"/>
    </style:style>
    <style:style style:name="T31" style:family="text">
      <style:text-properties fo:font-variant="normal" fo:text-transform="none" fo:color="#242729" style:font-name="Consolas" fo:font-size="9.55000019073486pt" fo:letter-spacing="normal" fo:font-style="normal"/>
    </style:style>
    <style:style style:name="T32" style:family="text">
      <style:text-properties fo:font-variant="normal" fo:text-transform="none" fo:color="#303336" style:font-name="inherit" fo:font-size="6.5pt" fo:letter-spacing="normal" fo:font-style="normal" fo:background-color="#eff0f1" loext:char-shading-value="0" loext:padding="0in" loext:border="none"/>
    </style:style>
    <style:style style:name="T33" style:family="text">
      <style:text-properties fo:font-variant="normal" fo:text-transform="none" fo:color="#303336" style:font-name="inherit" fo:font-size="6.5pt" fo:letter-spacing="normal" fo:font-style="normal" officeooo:rsid="00321015" fo:background-color="#eff0f1" loext:char-shading-value="0" loext:padding="0in" loext:border="none"/>
    </style:style>
    <style:style style:name="T34" style:family="text">
      <style:text-properties fo:font-variant="normal" fo:text-transform="none" fo:color="#303336" style:font-name="inherit" fo:font-size="6.5pt" fo:letter-spacing="normal" fo:font-style="normal" fo:font-weight="normal" fo:background-color="#eff0f1" loext:char-shading-value="0" loext:padding="0in" loext:border="none"/>
    </style:style>
    <style:style style:name="T35" style:family="text">
      <style:text-properties fo:font-variant="normal" fo:text-transform="none" fo:color="#333333" style:font-name="andale mono" fo:font-size="9.55000019073486pt" fo:letter-spacing="normal" fo:font-style="normal" fo:font-weight="normal"/>
    </style:style>
    <style:style style:name="T36" style:family="text">
      <style:text-properties fo:font-variant="normal" fo:text-transform="none" fo:color="#333333" style:font-name="andale mono" fo:font-size="9.55000019073486pt" fo:letter-spacing="normal" fo:font-style="normal" fo:font-weight="normal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37" style:family="text">
      <style:text-properties fo:font-variant="normal" fo:text-transform="none" fo:color="#333333" style:font-name="andale mono" fo:font-size="9.55000019073486pt" fo:letter-spacing="normal" fo:font-style="normal" fo:font-weight="normal" officeooo:rsid="0057ab33"/>
    </style:style>
    <style:style style:name="T38" style:family="text">
      <style:text-properties officeooo:rsid="0047ec4b"/>
    </style:style>
    <style:style style:name="T39" style:family="text">
      <style:text-properties style:font-name="Liberation Serif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4d396f"/>
    </style:style>
    <style:style style:name="T42" style:family="text">
      <style:text-properties officeooo:rsid="001b6316"/>
    </style:style>
    <style:style style:name="T43" style:family="text">
      <style:text-properties officeooo:rsid="001b9d8f"/>
    </style:style>
    <style:style style:name="T44" style:family="text">
      <style:text-properties officeooo:rsid="001d4e33"/>
    </style:style>
    <style:style style:name="T45" style:family="text">
      <style:text-properties officeooo:rsid="001d7e9a"/>
    </style:style>
    <style:style style:name="T46" style:family="text">
      <style:text-properties officeooo:rsid="001ded17"/>
    </style:style>
    <style:style style:name="T47" style:family="text">
      <style:text-properties officeooo:rsid="001fb0b6"/>
    </style:style>
    <style:style style:name="T48" style:family="text">
      <style:text-properties officeooo:rsid="0024c0a3"/>
    </style:style>
    <style:style style:name="T49" style:family="text">
      <style:text-properties officeooo:rsid="00274c73"/>
    </style:style>
    <style:style style:name="T50" style:family="text">
      <style:text-properties officeooo:rsid="004fba57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7a40ac" style:font-weight-asian="bold" style:font-weight-complex="bold"/>
    </style:style>
    <style:style style:name="T53" style:family="text">
      <style:text-properties officeooo:rsid="00512cad"/>
    </style:style>
    <style:style style:name="T54" style:family="text">
      <style:text-properties officeooo:rsid="00577736"/>
    </style:style>
    <style:style style:name="T55" style:family="text">
      <style:text-properties officeooo:rsid="005a2476"/>
    </style:style>
    <style:style style:name="T56" style:family="text">
      <style:text-properties officeooo:rsid="005bee3e"/>
    </style:style>
    <style:style style:name="T57" style:family="text">
      <style:text-properties officeooo:rsid="00692959"/>
    </style:style>
    <style:style style:name="T58" style:family="text">
      <style:text-properties officeooo:rsid="0070051b"/>
    </style:style>
    <style:style style:name="T59" style:family="text">
      <style:text-properties officeooo:rsid="0073227d"/>
    </style:style>
    <style:style style:name="T60" style:family="text">
      <style:text-properties officeooo:rsid="0076b7ed"/>
    </style:style>
    <style:style style:name="T61" style:family="text">
      <style:text-properties officeooo:rsid="007b13db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::To Do::</text:p>
      <text:list xml:id="list4272172167539050033" text:style-name="L3">
        <text:list-item>
          <text:p text:style-name="P128"><text:span text:style-name="T19">Get Git repository down, branch created. <text:s/>Now to understand what is going on</text:span></text:p>
        </text:list-item>
        <text:list-item>
          <text:p text:style-name="P130">Figure out rebase and pull request</text:p>
        </text:list-item>
        <text:list-item>
          <text:p text:style-name="P129">Read up on <text:span text:style-name="T20">AIS</text:span></text:p>
          <text:p text:style-name="P129">- <text:span text:style-name="T20">specifically on what Andis shared</text:span></text:p>
        </text:list-item>
        <text:list-item>
          <text:p text:style-name="P132">Admin (medical)</text:p>
          <text:p text:style-name="P132"/>
        </text:list-item>
      </text:list>
      <text:p text:style-name="P87">:: <text:span text:style-name="T58">References</text:span> ::</text:p>
      <text:p text:style-name="P38"/>
      <text:p text:style-name="P133"><text:a xlink:type="simple" xlink:href="https://git-scm.com/book/en/v2" text:style-name="Internet_20_link" text:visited-style-name="Visited_20_Internet_20_Link">https://git-scm.com/book/en/v2</text:a></text:p>
      <text:p text:style-name="P142"><text:a xlink:type="simple" xlink:href="http://dont-be-afraid-to-commit.readthedocs.io/en/latest/git/commandlinegit.html" text:style-name="Internet_20_link" text:visited-style-name="Visited_20_Internet_20_Link">http://dont-be-afraid-to-commit.readthedocs.io/en/latest/git/commandlinegit.html</text:a> </text:p>
      <text:p text:style-name="P133"/>
      <text:p text:style-name="P140">modem-test : is to test demodulator <text:span text:style-name="T60">(as bits)</text:span></text:p>
      <text:p text:style-name="P140"/>
      <text:p text:style-name="P141">demod</text:p>
      <text:p text:style-name="P133"/>
      <text:p text:style-name="P146">To add a file to a repository</text:p>
      <text:p text:style-name="P146"><text:span text:style-name="T51">$ git checkout -b add-daily-log </text:span><text:s/>(this creates a branch locally and checks it out locally) </text:p>
      <text:p text:style-name="P146"><text:span text:style-name="T51">$ git add add-daily-log </text:span>(this adds the file to be tracked)</text:p>
      <text:p text:style-name="P146"><text:span text:style-name="T51">$ git commit</text:span> (commits the changes)<text:line-break/><text:span text:style-name="T51">$ git push origin add-daily-logs</text:span> <text:s/>(this pushes the branch up to the remote server)</text:p>
      <text:p text:style-name="P146"/>
      <text:p text:style-name="P145">Can’t seem to get <text:span text:style-name="T52">$git</text:span><text:span text:style-name="T51"> request-pull</text:span> to work. <text:s/><text:span text:style-name="T61">Got “Not a valid reason” error.</text:span></text:p>
      <text:p text:style-name="P146"/>
      <text:p text:style-name="P146">From here to to the github website to perform a pull request.</text:p>
      <text:p text:style-name="P146"/>
      <text:p text:style-name="P146"/>
      <text:p text:style-name="P133"/>
      <text:p text:style-name="P133"/>
      <text:p text:style-name="P151">2<text:span text:style-name="T58">5</text:span> Oct 2017</text:p>
      <text:p text:style-name="P26"/>
      <text:p text:style-name="P134">Lets put this document on to git hub.</text:p>
      <text:p text:style-name="P135">Put it in my-stuff. </text:p>
      <text:p text:style-name="P135"/>
      <text:p text:style-name="P143">To remove any git add</text:p>
      <text:p text:style-name="P150">$ git reset </text:p>
      <text:p text:style-name="P135"/>
      <text:p text:style-name="P144"/>
      <text:p text:style-name="P135"/>
      <text:p text:style-name="P136">To get git diff to be able to read <text:span text:style-name="T59">microsoft </text:span>office documents.</text:p>
      <text:p text:style-name="P148">$ sudo apt install catdoc</text:p>
      <text:p text:style-name="P137"><text:s/></text:p>
      <text:p text:style-name="P138">This has catdoc, catppt and xls2csv for the various microsoft office formats.</text:p>
      <text:p text:style-name="P137"/>
      <text:p text:style-name="P149">$ sudo apt install odt2txt</text:p>
      <text:p text:style-name="P138">This converts the openoffice documents to text.</text:p>
      <text:p text:style-name="P136"/>
      <text:p text:style-name="P149">$ sudo apt install python-pdfminer</text:p>
      <text:p text:style-name="P138">This deals with PDF files.</text:p>
      <text:p text:style-name="P139"/>
      <text:p text:style-name="P139">Modify git’s attributes file in ~/.config/git/attributes</text:p>
      <text:p text:style-name="P139">*.ods diff=odf</text:p>
      <text:p text:style-name="P139"><text:soft-page-break/>*.odt diff=odf</text:p>
      <text:p text:style-name="P139">*.odp diff=odf</text:p>
      <text:p text:style-name="P139">*.doc diif=doc</text:p>
      <text:p text:style-name="P139">*.xls diff=xls</text:p>
      <text:p text:style-name="P139">*.ppt diff=ppt</text:p>
      <text:p text:style-name="P136"/>
      <text:p text:style-name="P136">Modify git’s global configuration file</text:p>
      <text:p text:style-name="P136">~/.gitconfig</text:p>
      <text:p text:style-name="P136"/>
      <text:p text:style-name="P138">[diff "odf"]</text:p>
      <text:p text:style-name="P138"><text:s text:c="8"/>binary = true</text:p>
      <text:p text:style-name="P138"><text:s text:c="8"/>textconv = odt2txt</text:p>
      <text:p text:style-name="P138">[diff "doc"]</text:p>
      <text:p text:style-name="P138"><text:s text:c="8"/>binary = true</text:p>
      <text:p text:style-name="P138"><text:s text:c="8"/>textconv = catdoc</text:p>
      <text:p text:style-name="P138">[diff "xls"]</text:p>
      <text:p text:style-name="P138"><text:s text:c="8"/>binary = true</text:p>
      <text:p text:style-name="P138"><text:s text:c="8"/>textconv = xls2csv</text:p>
      <text:p text:style-name="P138">[diff "ppt"]</text:p>
      <text:p text:style-name="P138"><text:s text:c="8"/>binary = true</text:p>
      <text:p text:style-name="P138"><text:s text:c="8"/>textconv = catppt</text:p>
      <text:p text:style-name="P139">[diff "pdf"]</text:p>
      <text:p text:style-name="P139"><text:s text:c="8"/>binary = true</text:p>
      <text:p text:style-name="P139"><text:s text:c="8"/>textconv = pdf2txt</text:p>
      <text:p text:style-name="P138"/>
      <text:p text:style-name="P26"/>
      <text:p text:style-name="P107">24 Oct 2017</text:p>
      <text:p text:style-name="P26"/>
      <text:p text:style-name="P73">Do not have Spire’s file on personal computer. <text:s/>VPN in. <text:s/>If not do full hard disk encryption.</text:p>
      <text:p text:style-name="P73">Tomek uses LVM for hard disk encryption.</text:p>
      <text:p text:style-name="P73"/>
      <text:p text:style-name="P73">Ben use OpenVPN.</text:p>
      <text:p text:style-name="P72"/>
      <text:p text:style-name="P72">Jacqueline back in office. <text:s/></text:p>
      <text:p text:style-name="P72"/>
      <text:p text:style-name="P72">Passed her the serial numbers for my monitors, docking station, keyboard, mouse and laptop.</text:p>
      <text:p text:style-name="P72">Service Tag: D2J6MH2 Express Service Code: 28451324486</text:p>
      <text:p text:style-name="P72"/>
      <text:p text:style-name="P72">---</text:p>
      <text:p text:style-name="P72">Looking at installing Sublime source code editor.</text:p>
      <text:p text:style-name="P114"><text:span text:style-name="T3">1. </text:span><text:span text:style-name="T4">$ </text:span><text:span text:style-name="Source_20_Text"><text:span text:style-name="T36">wget -qO - https://download.sublimetext.com/sublimehq-pub.gpg | sudo apt-key add -</text:span></text:span></text:p>
      <text:p text:style-name="Text_20_body"><text:span text:style-name="T54">2. $ </text:span><text:span text:style-name="Source_20_Text"><text:span text:style-name="T36">echo "deb https://download.sublimetext.com/ apt/stable/" | sudo tee /etc/apt/sources.list.d/sublime-text.list</text:span></text:span></text:p>
      <text:p text:style-name="P121"><text:span text:style-name="T54">3. $ </text:span><text:span text:style-name="T35">sudo apt-get update</text:span></text:p>
      <text:p text:style-name="P121"><text:span text:style-name="T54">4. $ </text:span><text:span text:style-name="T35">sudo apt-get install sublime-text</text:span></text:p>
      <text:p text:style-name="P123">To uninstall Sublime</text:p>
      <text:p text:style-name="P122"><text:span text:style-name="T37">$ </text:span><text:span text:style-name="T35">sudo apt-get remove sublime-text &amp;&amp; sudo apt-get autoremove</text:span></text:p>
      <text:p text:style-name="P124"><text:soft-page-break/>To start Sublime</text:p>
      <text:p text:style-name="P125">$ subl</text:p>
      <text:p text:style-name="P125">---</text:p>
      <text:p text:style-name="P108"/>
      <text:p text:style-name="P74">Look<text:span text:style-name="T55">ed</text:span> at Andis’s pull request <text:span text:style-name="T55">and tested</text:span></text:p>
      <text:p text:style-name="P74"/>
      <text:p text:style-name="P127">delete git branch locally</text:p>
      <text:p text:style-name="P147">$ git branch -d &lt;name_of_branch&gt;</text:p>
      <text:p text:style-name="P74"/>
      <text:p text:style-name="P75">delete git branch remotely</text:p>
      <text:p text:style-name="P97">$ <text:span text:style-name="T56">git push -d &lt;remote_name&gt; &lt;branch_name&gt;</text:span></text:p>
      <text:p text:style-name="P74"/>
      <text:p text:style-name="P109"><text:a xlink:type="simple" xlink:href="https://stackoverflow.com/questions/16329776/how-to-keep-a-git-branch-in-sync-with-master" text:style-name="Internet_20_link" text:visited-style-name="Visited_20_Internet_20_Link">https://stackoverflow.com/questions/16329776/how-to-keep-a-git-branch-in-sync-with-master</text:a><text:span text:style-name="T1"> </text:span></text:p>
      <text:p text:style-name="P76">To update my local branch with origin</text:p>
      <text:p text:style-name="P98">$ git checkout master</text:p>
      <text:p text:style-name="P98">$ <text:s/>git pull</text:p>
      <text:p text:style-name="P98">$ <text:s/>git checkout mybranch</text:p>
      <text:p text:style-name="P98">$ git merge master </text:p>
      <text:p text:style-name="P98"/>
      <text:p text:style-name="P77">To switch branches, ignoring local changes</text:p>
      <text:p text:style-name="P99">$ git checkout -f mybranch</text:p>
      <text:p text:style-name="P77">This will change to mybranch ignoring any changes to the current branch. <text:s/>Changes will be lost.</text:p>
      <text:p text:style-name="P78">Otherwise, you should stash your changes first.</text:p>
      <text:p text:style-name="P100"/>
      <text:p text:style-name="P80">Check for list of applications installed</text:p>
      <text:p text:style-name="P100">$ sudo apt list --installed</text:p>
      <text:p text:style-name="P98"/>
      <text:p text:style-name="P76">--</text:p>
      <text:p text:style-name="P79">Set up for VPN, SSH and Remote Desktop</text:p>
      <text:p text:style-name="P80">Request for VPN access through ZenDesk</text:p>
      <text:p text:style-name="P80">Once approved, we will get a VPN configuration file which we can use from an OpenVPN client.</text:p>
      <text:p text:style-name="P80"/>
      <text:p text:style-name="P81">To connect to VPN in windows, we can use the OpenVPN client.</text:p>
      <text:p text:style-name="P81">In Ubuntu 16.04, we can do the following</text:p>
      <text:p text:style-name="P101">sudo apt install openvpn</text:p>
      <text:p text:style-name="P101">sudo openvpn --config &lt;vpn-config-file&gt;</text:p>
      <text:p text:style-name="P79"/>
      <text:p text:style-name="P81">To get the remote desktop working, we can just simply enable desktop sharing in Ubuntu 16.04 and set a password. <text:s/><text:span text:style-name="T57">This will enable the vino server.</text:span></text:p>
      <text:p text:style-name="P80"><text:a xlink:type="simple" xlink:href="http://ubuntuhandbook.org/index.php/2016/07/remote-access-ubuntu-16-04/" text:style-name="Internet_20_link" text:visited-style-name="Visited_20_Internet_20_Link">http://ubuntuhandbook.org/index.php/2016/07/remote-access-ubuntu-16-04/</text:a> </text:p>
      <text:p text:style-name="P79"/>
      <text:p text:style-name="P81">Then we can use a VNC client to access.</text:p>
      <text:p text:style-name="P81">Ubuntu we can use Remmina that comes with the default ubuntu 16.04 installation.</text:p>
      <text:p text:style-name="P82"><text:a xlink:type="simple" xlink:href="https://www.linode.com/docs/applications/remote-desktop/install-vnc-on-ubuntu-16-04" text:style-name="Internet_20_link" text:visited-style-name="Visited_20_Internet_20_Link">https://www.linode.com/docs/applications/remote-desktop/install-vnc-on-ubuntu-16-04</text:a> </text:p>
      <text:p text:style-name="P83"><text:a xlink:type="simple" xlink:href="https://askubuntu.com/questions/304017/how-to-set-up-remote-desktop-sharing-through-ssh" text:style-name="Internet_20_link" text:visited-style-name="Visited_20_Internet_20_Link">https://askubuntu.com/questions/304017/how-to-set-up-remote-desktop-sharing-through-ssh</text:a> </text:p>
      <text:p text:style-name="P81"/>
      <text:p text:style-name="P84">killall vino-server</text:p>
      <text:p text:style-name="P84">To stop the desktop sharing. </text:p>
      <text:p text:style-name="P84"/>
      <text:p text:style-name="P85">To enable SSH</text:p>
      <text:p text:style-name="P118">sudo apt-get install openssh-server</text:p>
      <text:p text:style-name="P118"><text:soft-page-break/>sudo service ssh status</text:p>
      <text:p text:style-name="P118">sudo nano /etc/ssh/sshd_config</text:p>
      <text:p text:style-name="P118">sudo service ssh restart</text:p>
      <text:p text:style-name="P79"/>
      <text:p text:style-name="P98"/>
      <text:p text:style-name="P108">2<text:span text:style-name="T26">3</text:span> Oct 2017</text:p>
      <text:p text:style-name="P32"/>
      <text:p text:style-name="P33">Ben is back.</text:p>
      <text:p text:style-name="P33"/>
      <text:p text:style-name="P43">Use OpenVPN for Ubuntu log in.</text:p>
      <text:p text:style-name="P43"/>
      <text:p text:style-name="P43">If bring laptop home need to enable full hard disk encryption</text:p>
      <text:p text:style-name="P43">Need to set up to allow remote access.</text:p>
      <text:p text:style-name="P43"/>
      <text:p text:style-name="P70">Did Onboarding training and quizzes on Export Control, Corruption and Trade Sanctions.</text:p>
      <text:p text:style-name="P70"/>
      <text:p text:style-name="P70">My First Commit! <text:s/>On Readme.md and requirements.txt</text:p>
      <text:p text:style-name="P33"/>
      <text:p text:style-name="P33">I shouldn’t need to run setup_host.sh in air repository. <text:s/>Unless I am setting up a test rig.</text:p>
      <text:p text:style-name="P33"/>
      <text:p text:style-name="P113"><text:span text:style-name="T27">$ </text:span>git stash</text:p>
      <text:p text:style-name="P33">- <text:span text:style-name="T27">to save current local changes</text:span></text:p>
      <text:p text:style-name="P33"/>
      <text:p text:style-name="P88">$ git stash apply</text:p>
      <text:p text:style-name="P35">- to apply back current stash</text:p>
      <text:p text:style-name="P35"/>
      <text:p text:style-name="P89"><text:span text:style-name="T27">$ </text:span>git pull</text:p>
      <text:p text:style-name="P33">- <text:span text:style-name="T50">to send my changes in my local repository up to the server</text:span></text:p>
      <text:p text:style-name="P33"/>
      <text:p text:style-name="P89"><text:span text:style-name="T27">$ </text:span>git diff</text:p>
      <text:p text:style-name="P33">- <text:span text:style-name="T50">to see what are the differences with head</text:span></text:p>
      <text:p text:style-name="P33"/>
      <text:p text:style-name="P89"><text:span text:style-name="T27">$ </text:span>git log</text:p>
      <text:p text:style-name="P33">- <text:span text:style-name="T50">see what are the change logs</text:span></text:p>
      <text:p text:style-name="P89"><text:span text:style-name="T27">$ </text:span>git status</text:p>
      <text:p text:style-name="P33"/>
      <text:p text:style-name="P34">Renamed “<text:span text:style-name="T27">~/</text:span>Work” folder to “<text:span text:style-name="T27">~/</text:span>Spire” as per Andis’s advice to match the file system in the other offices.</text:p>
      <text:p text:style-name="P34"/>
      <text:p text:style-name="P120">Python Virtual Environment</text:p>
      <text:p text:style-name="P115">-<text:span text:style-name="T28">&gt;</text:span> <text:a xlink:type="simple" xlink:href="https://www.dabapps.com/blog/introduction-to-pip-and-virtualenv-python/" text:style-name="Internet_20_link" text:visited-style-name="Visited_20_Internet_20_Link"><text:span text:style-name="T28">https://www.dabapps.com/blog/introduction-to-pip-and-virtualenv-python/</text:span></text:a></text:p>
      <text:p text:style-name="P34"/>
      <text:p text:style-name="P39">To install specific version of a certain software</text:p>
      <text:p text:style-name="P90">$ sudo apt install package=version</text:p>
      <text:p text:style-name="P39"/>
      <text:p text:style-name="P40">e.g. <text:span text:style-name="T51">$ sudo apt install gparted=0.16.1-1</text:span></text:p>
      <text:p text:style-name="P33"/>
      <text:p text:style-name="P91"><text:span text:style-name="T30">$ </text:span>pip install -r ../../requirements.txt</text:p>
      <text:p text:style-name="P41"/>
      <text:p text:style-name="P44">Install specific version of python package</text:p>
      <text:p text:style-name="P112"><text:span text:style-name="T5">$ </text:span><text:span text:style-name="T31">pip install 'xkcdpass==1.2.5' --force-reinstall</text:span></text:p>
      <text:p text:style-name="P41"/>
      <text:p text:style-name="P41"><text:soft-page-break/>--</text:p>
      <text:p text:style-name="P41">Command "python setup.py egg_info" failed with error code 1 in /tmp/pip-build-IJ9Q3G/matplotlib/</text:p>
      <text:p text:style-name="P41"/>
      <text:p text:style-name="P110"><text:span text:style-name="T38">$ </text:span><text:span text:style-name="T39">sudo apt install libmysqlclient-dev</text:span></text:p>
      <text:p text:style-name="P92"><text:span text:style-name="T38">$ </text:span>pip install mysqlclient</text:p>
      <text:p text:style-name="P47">Above 2 lines doesn’t seem to solve the matplotlib installation issues.</text:p>
      <text:p text:style-name="P47"/>
      <text:p text:style-name="P93">$ sudo apt-get install libfreetype6-dev</text:p>
      <text:p text:style-name="P93">$ sudo apt-get install libpng-dev</text:p>
      <text:p text:style-name="P47">The problem is that matplotlib requires freetype6 and png libraries. <text:s/>So installing the above libraries will solve the installation issue. <text:s/>After this “pip install -r ../../requirements.txt” completes ok.</text:p>
      <text:p text:style-name="P45"/>
      <text:p text:style-name="P51"><text:a xlink:type="simple" xlink:href="https://stackoverflow.com/questions/9829175/pip-install-matplotlib-error-with-virtualenv" text:style-name="Internet_20_link" text:visited-style-name="Visited_20_Internet_20_Link">https://stackoverflow.com/questions/9829175/pip-install-matplotlib-error-with-virtualenv</text:a></text:p>
      <text:p text:style-name="P46"/>
      <text:p text:style-name="P45">----</text:p>
      <text:p text:style-name="P45"/>
      <text:p text:style-name="P48">Use “<text:span text:style-name="T40">which python</text:span>” to see which python executable path we are using, so we know we are using our virtual environment.</text:p>
      <text:p text:style-name="P33"/>
      <text:p text:style-name="P49">Still doesn’t work. <text:s/>Double checked with Ben that the requirements.txt is not correct.</text:p>
      <text:p text:style-name="P50"/>
      <text:p text:style-name="P50">It was:</text:p>
      <text:p text:style-name="P50">numpy==1.10.1</text:p>
      <text:p text:style-name="P50">scipy==0.16.0</text:p>
      <text:p text:style-name="P50">matplotlib==1.5.1</text:p>
      <text:p text:style-name="P50">futures==3.0.5</text:p>
      <text:p text:style-name="P33"/>
      <text:p text:style-name="P50">We changed to:</text:p>
      <text:p text:style-name="P50">numpy==1.12.0</text:p>
      <text:p text:style-name="P50">scipy==0.19.1</text:p>
      <text:p text:style-name="P50">matplotlib==2.0.0</text:p>
      <text:p text:style-name="P50">futures==3.1.1</text:p>
      <text:p text:style-name="P33"/>
      <text:p text:style-name="P33">----</text:p>
      <text:p text:style-name="P33"/>
      <text:p text:style-name="P71"><text:a xlink:type="simple" xlink:href="https://github.com/Kunena/Kunena-Forum/wiki/Create-a-new-branch-with-git-and-manage-branches" text:style-name="Internet_20_link" text:visited-style-name="Visited_20_Internet_20_Link">https://github.com/Kunena/Kunena-Forum/wiki/Create-a-new-branch-with-git-and-manage-branches</text:a></text:p>
      <text:p text:style-name="P33"/>
      <text:p text:style-name="P94"><text:span text:style-name="T41">$ </text:span>git diff master origin/master </text:p>
      <text:p text:style-name="P51">- to compare between local repository and the server</text:p>
      <text:p text:style-name="P51"/>
      <text:p text:style-name="P96">$ git remote -v</text:p>
      <text:p text:style-name="P51">- <text:span text:style-name="T53">to check what is my remote server</text:span></text:p>
      <text:p text:style-name="P51"/>
      <text:p text:style-name="P95">$ git pull</text:p>
      <text:p text:style-name="P71">- to get latest</text:p>
      <text:p text:style-name="P71"/>
      <text:p text:style-name="P95">$ git checkout -b wh_SIR</text:p>
      <text:p text:style-name="P71">- create branch from my local master with the name wh_SIR</text:p>
      <text:p text:style-name="P71"/>
      <text:p text:style-name="P95">$ git branch</text:p>
      <text:p text:style-name="P71"><text:soft-page-break/>- to list my branches</text:p>
      <text:p text:style-name="P71"/>
      <text:p text:style-name="P95">$ git push origin wh_SIR</text:p>
      <text:p text:style-name="P71">- put my branch onto Github</text:p>
      <text:p text:style-name="P51"/>
      <text:p text:style-name="P42"/>
      <text:p text:style-name="P26"/>
      <text:p text:style-name="P106">20 Oct 2017</text:p>
      <text:p text:style-name="P36"/>
      <text:p text:style-name="P37">Ben sick yesterday and today.</text:p>
      <text:p text:style-name="P36"/>
      <text:p text:style-name="P29">The Ubuntu 16.04 Software manager doesn’t seem to be working.</text:p>
      <text:p text:style-name="P29">- sudo apt purge gnome-software</text:p>
      <text:p text:style-name="P29"/>
      <text:p text:style-name="P29">Installed the old software center <text:span text:style-name="T23">but no use, then removed</text:span></text:p>
      <text:p text:style-name="P29">- sudo apt install <text:span text:style-name="T22">software-center ubuntu-software gnome-software</text:span></text:p>
      <text:p text:style-name="P29">- <text:span text:style-name="T24">sudo apt purge software-center</text:span></text:p>
      <text:p text:style-name="P29"/>
      <text:p text:style-name="P30">Ubuntu Software doesn’t seem to be working. <text:s/>Just use apt to install Unity tweak tool to sort out the fonts.</text:p>
      <text:p text:style-name="P30"/>
      <text:p text:style-name="P30">Managed to set up my workstation with 3 monitors. <text:s/><text:span text:style-name="T25">Contirnue to work on modem-test on Monday.</text:span></text:p>
      <text:p text:style-name="P30"/>
      <text:p text:style-name="P31">Found some bugs with Andis. <text:s/>*<text:span text:style-name="T29">edit: actually aren’t bugs, just difference in features and versions.</text:span></text:p>
      <text:p text:style-name="P103"/>
      <text:p text:style-name="P21">Git</text:p>
      <text:p text:style-name="P21"><text:a xlink:type="simple" xlink:href="https://www.howtoforge.com/tutorial/install-git-and-github-on-ubuntu-14.04/" text:style-name="Internet_20_link" text:visited-style-name="Visited_20_Internet_20_Link">https://www.howtoforge.com/tutorial/install-git-and-github-on-ubuntu-14.04/</text:a></text:p>
      <text:p text:style-name="P22"><text:a xlink:type="simple" xlink:href="https://git-scm.com/doc" text:style-name="Internet_20_link" text:visited-style-name="Visited_20_Internet_20_Link">https://git-scm.com/doc</text:a></text:p>
      <text:p text:style-name="P22"/>
      <text:p text:style-name="P55">Git Personal Access token</text:p>
      <text:p text:style-name="P111">c919e522a15f219ac307c516e04f48b48f471220</text:p>
      <text:p text:style-name="P111"/>
      <text:p text:style-name="P56"/>
      <text:p text:style-name="P56">- Installing git</text:p>
      <text:p text:style-name="P56">sudo apt install git</text:p>
      <text:p text:style-name="P56"/>
      <text:p text:style-name="P56">- Configuring GitHub</text:p>
      <text:p text:style-name="P56">git config --global user.name “weehongyeo-spire”</text:p>
      <text:p text:style-name="P56">git config --global user.email “<text:a xlink:type="simple" xlink:href="mailto:weehong.yeo@spire.com" text:style-name="Internet_20_link" text:visited-style-name="Visited_20_Internet_20_Link">weehong.yeo@spire.com</text:a>”</text:p>
      <text:p text:style-name="P56"/>
      <text:p text:style-name="P56">- Create local repository</text:p>
      <text:p text:style-name="P56">mkdir Mytest</text:p>
      <text:p text:style-name="P56">git init Mytest</text:p>
      <text:p text:style-name="P53">--<text:span text:style-name="T42">&gt; you can then create files within Mytest</text:span></text:p>
      <text:p text:style-name="P53"/>
      <text:p text:style-name="P53">- <text:span text:style-name="T42">Adding repository files to an index</text:span></text:p>
      <text:p text:style-name="P56">git add README</text:p>
      <text:p text:style-name="P56">git add sample.c</text:p>
      <text:p text:style-name="P56"/>
      <text:p text:style-name="P56">-Commiting changes to the index</text:p>
      <text:p text:style-name="P56">git commit -m “some message”</text:p>
      <text:p text:style-name="P56"/>
      <text:p text:style-name="P56"><text:soft-page-break/><text:span text:style-name="T43">A</text:span>fter which can create the new repository on github with the same repository name <text:span text:style-name="T43">and connect to it using this command:</text:span></text:p>
      <text:p text:style-name="P57">git remote add origin <text:a xlink:type="simple" xlink:href="https://github.com/weehong-spire" text:style-name="Internet_20_link" text:visited-style-name="Visited_20_Internet_20_Link">https://github.com/weehongyeo-spire</text:a>/Mytest.git</text:p>
      <text:p text:style-name="P56"/>
      <text:p text:style-name="P56"/>
      <text:p text:style-name="P56">- Push the local repository to the remote host</text:p>
      <text:p text:style-name="P56">git push origin master</text:p>
      <text:p text:style-name="P56">--<text:span text:style-name="T44">&gt; this step will require login using git username and password</text:span></text:p>
      <text:p text:style-name="P56">--<text:span text:style-name="T44">&gt; as 2FA is enabled, need to use Git personal access token written down above if using https</text:span></text:p>
      <text:p text:style-name="P56"/>
      <text:p text:style-name="P56">- <text:span text:style-name="T45">To use SSH</text:span></text:p>
      <text:p text:style-name="P56"/>
      <text:p text:style-name="P59">cd ~/.ssh</text:p>
      <text:p text:style-name="P59">ssh-keygen -t rsa -C “<text:a xlink:type="simple" xlink:href="mailto:weehong.yeo@spire.com" text:style-name="Internet_20_link" text:visited-style-name="Visited_20_Internet_20_Link">weehong.yeo@spire.com</text:a>”</text:p>
      <text:p text:style-name="P59">Will be prompted with a passphrase, at least 4 characters. <text:s/>I just used a password.</text:p>
      <text:p text:style-name="P59"/>
      <text:p text:style-name="P59">If you already have SSH-keys, the following commands will backup the existing keys and remove the existing keys. <text:s/>Not sure why I have to do this. <text:s/><text:span text:style-name="T46">Can ignore this if not relevant.</text:span></text:p>
      <text:p text:style-name="P59"/>
      <text:p text:style-name="P59">In ~/.ssh</text:p>
      <text:p text:style-name="P58">mkdir key_backup</text:p>
      <text:p text:style-name="P58">cp id_rsa* key_backup</text:p>
      <text:p text:style-name="P58">rm id_rsa</text:p>
      <text:p text:style-name="P58"/>
      <text:p text:style-name="P60">Now, add the SSH-key that we generated to github.</text:p>
      <text:p text:style-name="P60">gedit id_rsa.pub</text:p>
      <text:p text:style-name="P60"/>
      <text:p text:style-name="P60">- Copy the entire file and paste it into Github’s webpage, SSH keys section.</text:p>
      <text:p text:style-name="P116">Open the github site and login.</text:p>
      <text:list xml:id="list3993094539650306632" text:style-name="L1">
        <text:list-item>
          <text:p text:style-name="P153">Go to "Account Settings" (in the upper right corner from your page).</text:p>
        </text:list-item>
        <text:list-item>
          <text:p text:style-name="P153">Click: "SSH Keys"</text:p>
        </text:list-item>
        <text:list-item>
          <text:p text:style-name="P153">Click: "Add another public key"</text:p>
        </text:list-item>
        <text:list-item>
          <text:p text:style-name="P153">Paste the copied content into the "key field" and press "Add key" </text:p>
        </text:list-item>
      </text:list>
      <text:p text:style-name="P60"/>
      <text:p text:style-name="P60">- Open the terminal again and type the following command:</text:p>
      <text:p text:style-name="P60">ssh-add <text:s/>(supposeded this is only required for ubuntu users)</text:p>
      <text:p text:style-name="P60"/>
      <text:p text:style-name="P61">- Can install Github</text:p>
      <text:p text:style-name="P61">sudo apt install git-core git-gui git-doc</text:p>
      <text:p text:style-name="P61"/>
      <text:p text:style-name="P61">- <text:span text:style-name="T47">Now can proceed to clone</text:span></text:p>
      <text:p text:style-name="P62">git clone git@github.com:nsat/air.git</text:p>
      <text:p text:style-name="P63">git clone git@github.com:nsat/modem-test.git</text:p>
      <text:p text:style-name="P53"/>
      <text:p text:style-name="P53"/>
      <text:p text:style-name="P64">Tried running ./modem-test.py</text:p>
      <text:p text:style-name="P64">ImportError: No module named numpy</text:p>
      <text:p text:style-name="P64"/>
      <text:p text:style-name="P65">Python 2.7 for GNU Radio stuff. <text:s/>New stuff in Python 3.6</text:p>
      <text:p text:style-name="P65"/>
      <text:p text:style-name="P66">sudo apt install gnuradio <text:s/></text:p>
      <text:p text:style-name="P66">- <text:span text:style-name="T48">still doesn’t work.... <text:s/>Need to add some docker stuff??</text:span></text:p>
      <text:p text:style-name="P66">- <text:span text:style-name="T49">remove gnuradio : sudo apt remove –auto-remove gnuradio</text:span></text:p>
      <text:p text:style-name="P66"/>
      <text:p text:style-name="P67"><text:soft-page-break/>R<text:span text:style-name="T49">un</text:span> nsat/air/<text:span text:style-name="T49">$ </text:span>./setup_host.sh</text:p>
      <text:p text:style-name="P54">Vault password: #tricopter11</text:p>
      <text:p text:style-name="P54"/>
      <text:p text:style-name="P68">Need to update pip and pip review as well.</text:p>
      <text:p text:style-name="P54"/>
      <text:p text:style-name="P117"><text:span text:style-name="Source_20_Text"><text:span text:style-name="T32">$ pip install pip-review</text:span></text:span></text:p>
      <text:p text:style-name="P126"><text:span text:style-name="Source_20_Text"><text:span text:style-name="T34">$ pip-review --local --interactive</text:span></text:span></text:p>
      <text:p text:style-name="P117"><text:span text:style-name="Source_20_Text"><text:span text:style-name="T32"/></text:span></text:p>
      <text:p text:style-name="P117"><text:span text:style-name="Source_20_Text"><text:span text:style-name="T33"/></text:span></text:p>
      <text:p text:style-name="P69">$ python -mpip list</text:p>
      <text:p text:style-name="P69">to see install python packages </text:p>
      <text:p text:style-name="P104"/>
      <text:p text:style-name="P103"/>
      <text:p text:style-name="P103">19 Oct 201<text:span text:style-name="T21">7</text:span></text:p>
      <text:p text:style-name="P105"/>
      <text:p text:style-name="P27">Standup meeting at 11am</text:p>
      <text:p text:style-name="P27">Meet with Andis to see some resources on SINR that he and Ben did previously</text:p>
      <text:p text:style-name="P27">- <text:a xlink:type="simple" xlink:href="https://github.com/nsat/modem-test/blob/fb_andis_ifile_test_v5/ais_per_test_overlaps_plot.py" text:style-name="Internet_20_link" text:visited-style-name="Visited_20_Internet_20_Link">https://github.com/nsat/modem-test/blob/fb_andis_ifile_test_v5/ais_per_test_overlaps_plot.py</text:a></text:p>
      <text:p text:style-name="P27"/>
      <text:p text:style-name="P28">Need personal access token to access git over https.</text:p>
      <text:p text:style-name="P28"/>
      <text:p text:style-name="P19">Constellation Status</text:p>
      <text:p text:style-name="P53"><text:a xlink:type="simple" xlink:href="https://docs.google.com/spreadsheets/d/1AjrIEoZiUTDH67HUJpE8jdpnO50WBk0pBTZ2wYP2y5M/edit#gid=1565691594" text:style-name="Internet_20_link" text:visited-style-name="Visited_20_Internet_20_Link">https://docs.google.com/spreadsheets/d/1AjrIEoZiUTDH67HUJpE8jdpnO50WBk0pBTZ2wYP2y5M/edit#gid=1565691594</text:a> </text:p>
      <text:p text:style-name="P53"/>
      <text:p text:style-name="P52"/>
      <text:p text:style-name="P52">Kibana, Telemetry cloud status</text:p>
      <text:p text:style-name="P52"><text:a xlink:type="simple" xlink:href="https://telemetry-es.cloud.spire.com/goto/40be120bd66745a354e9c016e54a3a97" text:style-name="Internet_20_link" text:visited-style-name="Visited_20_Internet_20_Link">https://telemetry-es.cloud.spire.com/goto/40be120bd66745a354e9c016e54a3a97</text:a> </text:p>
      <text:p text:style-name="P103"/>
      <text:p text:style-name="P103">18 Oct 2017</text:p>
      <text:p text:style-name="P102"/>
      <text:p text:style-name="P25">Happy Deepavali!</text:p>
      <text:p text:style-name="P102"/>
      <text:p text:style-name="P102">17 Oct 2017</text:p>
      <text:p text:style-name="P23">- 2<text:span text:style-name="T14">nd</text:span> Day of work at Spire!</text:p>
      <text:p text:style-name="P23">- Lets settle some admin stuff and get the git reposiory down.</text:p>
      <text:p text:style-name="P23"/>
      <text:p text:style-name="P24">Joined Slack</text:p>
      <text:p text:style-name="P24"># _palebluedor</text:p>
      <text:p text:style-name="P24"># ais</text:p>
      <text:p text:style-name="P24"># ais-payload-team</text:p>
      <text:p text:style-name="P12"># ais-pipeline-dev</text:p>
      <text:p text:style-name="P12"># ais-testing</text:p>
      <text:p text:style-name="P12"># dev-announce</text:p>
      <text:p text:style-name="P12"># industryintel</text:p>
      <text:p text:style-name="P12"># ops</text:p>
      <text:p text:style-name="P12"># photos</text:p>
      <text:p text:style-name="P12"># sg-dev</text:p>
      <text:p text:style-name="P12"># sg-office</text:p>
      <text:p text:style-name="P12"># sledbugs</text:p>
      <text:p text:style-name="P12"># spiretweets</text:p>
      <text:p text:style-name="P12"># technical-support</text:p>
      <text:p text:style-name="P12"/>
      <text:p text:style-name="P12"><text:soft-page-break/>- <text:span text:style-name="T15">changing Google profile picture. <text:s/>Need to clear the browser cache for the top right corner picture to update.</text:span></text:p>
      <text:p text:style-name="P12">- <text:span text:style-name="T16">can’t access BambooHR</text:span></text:p>
      <text:p text:style-name="P12"/>
      <text:p text:style-name="P13">&gt;&gt; Questions to ask Jacqueline</text:p>
      <text:p text:style-name="P12">- <text:span text:style-name="T17">Exit protocol, arm alarm?</text:span></text:p>
      <text:p text:style-name="P12">- <text:span text:style-name="T17">Health benefit, how to use?</text:span></text:p>
      <text:p text:style-name="P12">- <text:span text:style-name="T18">Do I need business card?</text:span></text:p>
      <text:p text:style-name="P12">- <text:span text:style-name="T18">How much is season parking? <text:s/>Just curious.</text:span></text:p>
      <text:p text:style-name="P12"/>
      <text:p text:style-name="P14">Installing network printer</text:p>
      <text:p text:style-name="P14">- sudo apt-get install cups</text:p>
      <text:p text:style-name="P14">- then can put in IP address of the network printer.</text:p>
      <text:p text:style-name="P2"/>
      <text:p text:style-name="P15">Joined Asana</text:p>
      <text:p text:style-name="P15"/>
      <text:p text:style-name="P17">Meeting with Andis 3-6pm, <text:span text:style-name="T19">learnt a lot about AIS stuff.</text:span></text:p>
      <text:p text:style-name="P17"/>
      <text:p text:style-name="P17">spire.zendesk.com</text:p>
      <text:p text:style-name="P18">singvpn.pvt.spire.com</text:p>
      <text:p text:style-name="P16"/>
      <text:p text:style-name="P2"/>
      <text:p text:style-name="P2">16 Oct 2017</text:p>
      <text:p text:style-name="P2"/>
      <text:p text:style-name="P9">- First Day at Spire</text:p>
      <text:p text:style-name="P9">- Team Lunch, Setting up Laptop Dell XPS13</text:p>
      <text:p text:style-name="P9"/>
      <text:p text:style-name="P1"><text:span text:style-name="T1">- Need to configure hard disk to boot using AHCI. </text:span><text:span text:style-name="T2">(Issue with Dell XPS13)</text:span></text:p>
      <text:p text:style-name="P4"/>
      <text:p text:style-name="P4">Getting Ubuntu to recoginise Hard Disk Drive</text:p>
      <text:p text:style-name="P9"/>
      <text:p text:style-name="P119">Run Command Prompt as Admin </text:p>
      <text:list xml:id="list2177455098047963838" text:style-name="L2">
        <text:list-item>
          <text:p text:style-name="P154">Invoke a Safe Mode boot with the command: <text:span text:style-name="Source_20_Text">bcdedit /set {current} safeboot minimal</text:span> </text:p>
        </text:list-item>
        <text:list-item>
          <text:p text:style-name="P154">Restart the PC and enter your BIOS during bootup. </text:p>
        </text:list-item>
        <text:list-item>
          <text:p text:style-name="P154">Change from IDE to AHCI mode then <text:span text:style-name="Source_20_Text">Save &amp; Exit</text:span>. </text:p>
        </text:list-item>
        <text:list-item>
          <text:p text:style-name="P154">Windows 10 will launch in Safe Mode. </text:p>
        </text:list-item>
        <text:list-item>
          <text:p text:style-name="P154">Right click the Window icon and select to run the Command Prompt in Admin mode from among the various options. </text:p>
        </text:list-item>
        <text:list-item>
          <text:p text:style-name="P154">Cancel Safe Mode booting with the command: <text:span text:style-name="Source_20_Text">bcdedit /deletevalue {current} safeboot</text:span> </text:p>
        </text:list-item>
        <text:list-item>
          <text:p text:style-name="P152">Restart your PC once more and this time it will boot up normally but with AHCI mode activated. </text:p>
        </text:list-item>
      </text:list>
      <text:p text:style-name="P9"/>
      <text:p text:style-name="P4">Dual Boot Windows 10 and Ubuntu</text:p>
      <text:p text:style-name="P1"><text:span text:style-name="T1">- </text:span><text:a xlink:type="simple" xlink:href="https://www.tecmint.com/install-ubuntu-16-04-alongside-with-windows-10-or-8-in-dual-boot/" text:style-name="Internet_20_link" text:visited-style-name="Visited_20_Internet_20_Link">https://www.tecmint.com/install-ubuntu-16-04-alongside-with-windows-10-or-8-in-dual-boot/</text:a></text:p>
      <text:p text:style-name="P9">- use disk management in Windows 10 to shrink existing windows partition</text:p>
      <text:p text:style-name="P1"><text:span text:style-name="T1">- use Win32 Disk Imager to create bootable USB from </text:span><text:span text:style-name="T2">downloaded image</text:span></text:p>
      <text:p text:style-name="P10"><text:soft-page-break/>- Install Ubuntu into unpartition space</text:p>
      <text:p text:style-name="P10"/>
      <text:p text:style-name="P3"><text:span text:style-name="T7">I</text:span><text:span text:style-name="T6">nstalling Google Chrome in Ubuntu 16.04 </text:span></text:p>
      <text:p text:style-name="P11">- can’t do it straight from Deb package from google main page. <text:s/>This is a known issue.</text:p>
      <text:p text:style-name="P11"/>
      <text:p text:style-name="P5"><text:span text:style-name="T12">1. </text:span><text:span text:style-name="Source_20_Text"><text:span text:style-name="T13">wget -q -O - https://dl-ssl.google.com/linux/linux_signing_key.pub | sudo apt-key add -</text:span></text:span></text:p>
      <text:p text:style-name="P5"><text:span text:style-name="T12">2. </text:span><text:span text:style-name="Source_20_Text"><text:span text:style-name="T13">echo 'deb [arch=amd64] http://dl.google.com/linux/chrome/deb/ stable main' | sudo tee /etc/apt/sources.list.d/google-chrome.list</text:span></text:span></text:p>
      <text:p text:style-name="P5"><text:span text:style-name="T12">3. </text:span><text:span text:style-name="Source_20_Text"><text:span text:style-name="T13">sudo apt-get update </text:span></text:span></text:p>
      <text:p text:style-name="P5"><text:span text:style-name="T12">4. </text:span><text:span text:style-name="Source_20_Text"><text:span text:style-name="T13">sudo apt-get install google-chrome-stable</text:span></text:span></text:p>
      <text:p text:style-name="P20"/>
      <text:p text:style-name="P7"/>
      <text:p text:style-name="P6"><text:span text:style-name="T6">- </text:span><text:span text:style-name="T8">Slack not set up yet</text:span></text:p>
      <text:p text:style-name="P6"><text:span text:style-name="T8">- Google 2FA </text:span><text:span text:style-name="T9">done for </text:span><text:a xlink:type="simple" xlink:href="mailto:weehong.yeo@spire.comt" text:style-name="Internet_20_link" text:visited-style-name="Visited_20_Internet_20_Link"><text:span text:style-name="T9">weehong.yeo@spire.com</text:span></text:a></text:p>
      <text:p text:style-name="P8"/>
      <text:p text:style-name="P6"><text:span text:style-name="T9">- </text:span><text:span text:style-name="T10">Met Ben and Gabe</text:span></text:p>
      <text:p text:style-name="P6"><text:span text:style-name="T10">- </text:span><text:span text:style-name="T11">Got Github set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23:48.691733549</meta:creation-date>
    <meta:generator>LibreOffice/5.1.6.2$Linux_X86_64 LibreOffice_project/10m0$Build-2</meta:generator>
    <dc:date>2017-10-25T15:22:50.440160370</dc:date>
    <meta:editing-duration>PT21H57M10S</meta:editing-duration>
    <meta:editing-cycles>71</meta:editing-cycles>
    <meta:document-statistic meta:table-count="0" meta:image-count="0" meta:object-count="0" meta:page-count="10" meta:paragraph-count="317" meta:word-count="1910" meta:character-count="12446" meta:non-whitespace-character-count="10740"/>
  </office:meta>
</office:document-meta>
</file>